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cdf" officeooo:paragraph-rsid="000a7cdf"/>
    </style:style>
    <style:style style:name="P2" style:family="paragraph" style:parent-style-name="Standard">
      <style:text-properties officeooo:rsid="000a7cdf" officeooo:paragraph-rsid="000a7cdf" fo:background-color="#ffff00"/>
    </style:style>
    <style:style style:name="P3" style:family="paragraph" style:parent-style-name="Standard">
      <style:text-properties officeooo:rsid="000af142" officeooo:paragraph-rsid="000af909" fo:background-color="#ffff00"/>
    </style:style>
    <style:style style:name="P4" style:family="paragraph" style:parent-style-name="Standard">
      <style:text-properties officeooo:rsid="000af142" officeooo:paragraph-rsid="000af142"/>
    </style:style>
    <style:style style:name="P5" style:family="paragraph" style:parent-style-name="Standard">
      <style:text-properties officeooo:rsid="000af142" officeooo:paragraph-rsid="000af909"/>
    </style:style>
    <style:style style:name="P6" style:family="paragraph" style:parent-style-name="Standard">
      <style:text-properties officeooo:rsid="000af909" officeooo:paragraph-rsid="000af909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af909" fo:background-color="#ffff00" loext:char-shading-value="0"/>
    </style:style>
    <style:style style:name="T3" style:family="text">
      <style:text-properties officeooo:rsid="000af9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пускная способность сети</text:p>
      <text:p text:style-name="P2">192.168.1.8 -&gt;192.168.1.84 каждые 15 сек</text:p>
      <text:p text:style-name="P1"/>
      <text:p text:style-name="P1">[ <text:s/>3] <text:s/>0.0-15.0 sec <text:s/>1.64 GBytes <text:s text:c="2"/>941 Mbits/sec</text:p>
      <text:p text:style-name="P1">[ <text:s/>3] 15.0-30.0 sec <text:s/>1.64 GBytes <text:s text:c="2"/>941 Mbits/sec</text:p>
      <text:p text:style-name="P1">[ <text:s/>3] 30.0-45.0 sec <text:s/>1.64 GBytes <text:s text:c="2"/>941 Mbits/sec</text:p>
      <text:p text:style-name="P1">[ <text:s/>3] 45.0-60.0 sec <text:s/>1.64 GBytes <text:s text:c="2"/>941 Mbits/sec</text:p>
      <text:p text:style-name="P1">[ <text:s/>3] 60.0-75.0 sec <text:s/>1.56 GBytes <text:s text:c="2"/>892 Mbits/sec</text:p>
      <text:p text:style-name="P1">[ <text:s/>3] 75.0-90.0 sec <text:s/>1.64 GBytes <text:s text:c="2"/>941 Mbits/sec</text:p>
      <text:p text:style-name="P1">[ <text:s/>3] 90.0-105.0 sec <text:s/>1.64 GBytes <text:s text:c="2"/>941 Mbits/sec</text:p>
      <text:p text:style-name="P1">[ <text:s/>3] 105.0-120.0 sec <text:s/>1.64 GBytes <text:s text:c="2"/>941 Mbits/sec</text:p>
      <text:p text:style-name="P1">[ <text:s/>3] 120.0-135.0 sec <text:s/>1.64 GBytes <text:s text:c="2"/>941 Mbits/sec</text:p>
      <text:p text:style-name="P1">[ <text:s/>3] 135.0-150.0 sec <text:s/>1.64 GBytes <text:s text:c="2"/>941 Mbits/sec</text:p>
      <text:p text:style-name="P1">[ <text:s/>3] 150.0-165.0 sec <text:s/>1.64 GBytes <text:s text:c="2"/>941 Mbits/sec</text:p>
      <text:p text:style-name="P1">[ <text:s/>3] 165.0-180.0 sec <text:s/>1.64 GBytes <text:s text:c="2"/>941 Mbits/sec</text:p>
      <text:p text:style-name="P1">[ <text:s/>3] 180.0-195.0 sec <text:s/>1.64 GBytes <text:s text:c="2"/>941 Mbits/sec</text:p>
      <text:p text:style-name="P1">[ <text:s/>3] 195.0-210.0 sec <text:s/>1.64 GBytes <text:s text:c="2"/>941 Mbits/sec</text:p>
      <text:p text:style-name="P1">[ <text:s/>3] 210.0-225.0 sec <text:s/>1.64 GBytes <text:s text:c="2"/>941 Mbits/sec</text:p>
      <text:p text:style-name="P1"/>
      <text:p text:style-name="P1"/>
      <text:p text:style-name="P2">192.168.1.8-&gt; 192.168.1.8 <text:s/>каждые 15 сек</text:p>
      <text:p text:style-name="P1"/>
      <text:p text:style-name="P1">[ <text:s/>3] local 192.168.1.8 port 57299 connected with 192.168.1.8 port 5001</text:p>
      <text:p text:style-name="P1">[ ID] Interval <text:s text:c="6"/>Transfer <text:s text:c="4"/>Bandwidth</text:p>
      <text:p text:style-name="P1">[ <text:s/>3] <text:s/>0.0-15.0 sec <text:s text:c="2"/>115 GBytes <text:s/>65.7 Gbits/sec</text:p>
      <text:p text:style-name="P1">[ <text:s/>3] 15.0-30.0 sec <text:s text:c="2"/>111 GBytes <text:s/>63.3 Gbits/sec</text:p>
      <text:p text:style-name="P1">[ <text:s/>3] 30.0-45.0 sec <text:s text:c="2"/>115 GBytes <text:s/>65.7 Gbits/sec</text:p>
      <text:p text:style-name="P1">[ <text:s/>3] 45.0-60.0 sec <text:s text:c="2"/>122 GBytes <text:s/>70.1 Gbits/sec</text:p>
      <text:p text:style-name="P1">[ <text:s/>3] 60.0-75.0 sec <text:s text:c="2"/>114 GBytes <text:s/>65.2 Gbits/sec</text:p>
      <text:p text:style-name="P1">[ <text:s/>3] 75.0-90.0 sec <text:s text:c="2"/>110 GBytes <text:s/>63.1 Gbits/sec</text:p>
      <text:p text:style-name="P1">[ <text:s/>3] 90.0-105.0 sec <text:s text:c="2"/>113 GBytes <text:s/>64.5 Gbits/sec</text:p>
      <text:p text:style-name="P1">[ <text:s/>3] 105.0-120.0 sec <text:s text:c="2"/>113 GBytes <text:s/>64.7 Gbits/sec</text:p>
      <text:p text:style-name="P1">[ <text:s/>3] 120.0-135.0 sec <text:s text:c="2"/>113 GBytes <text:s/>64.6 Gbits/sec</text:p>
      <text:p text:style-name="P1">[ <text:s/>3] 135.0-150.0 sec <text:s text:c="2"/>120 GBytes <text:s/>69.0 Gbits/sec</text:p>
      <text:p text:style-name="P1">[ <text:s/>3] 150.0-165.0 sec <text:s text:c="2"/>115 GBytes <text:s/>66.0 Gbits/sec</text:p>
      <text:p text:style-name="P1">[ <text:s/>3] 165.0-180.0 sec <text:s text:c="2"/>111 GBytes <text:s/>63.5 Gbits/sec</text:p>
      <text:p text:style-name="P1">[ <text:s/>3] 180.0-195.0 sec <text:s text:c="2"/>111 GBytes <text:s/>63.7 Gbits/sec</text:p>
      <text:p text:style-name="P1">[ <text:s/>3] 195.0-210.0 sec <text:s text:c="2"/>119 GBytes <text:s/>68.1 Gbits/sec</text:p>
      <text:p text:style-name="P1">[ <text:s/>3] 210.0-225.0 sec <text:s text:c="2"/>117 GBytes <text:s/>66.9 Gbits/sec</text:p>
      <text:p text:style-name="P1">[ <text:s/>3] 225.0-240.0 sec <text:s text:c="2"/>112 GBytes <text:s/>64.2 Gbits/sec</text:p>
      <text:p text:style-name="P1">[ <text:s/>3] 240.0-255.0 sec <text:s text:c="2"/>111 GBytes <text:s/>63.6 Gbits/sec</text:p>
      <text:p text:style-name="P1">[ <text:s/>3] 255.0-270.0 sec <text:s text:c="2"/>111 GBytes <text:s/>63.5 Gbits/sec</text:p>
      <text:p text:style-name="P1">[ <text:s/>3] 270.0-285.0 sec <text:s text:c="2"/>110 GBytes <text:s/>63.0 Gbits/sec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[ <text:s/>3] <text:span text:style-name="T1">local 192.168.1.8 port 57645 connected with 192.168.1.8 port 5001 каждую сек</text:span></text:p>
      <text:p text:style-name="P1">[ ID] Interval <text:s text:c="6"/>Transfer <text:s text:c="4"/>Bandwidth</text:p>
      <text:p text:style-name="P1">[ <text:s/>3] <text:s/>0.0- 1.0 sec <text:s/>8.39 GBytes <text:s/>72.1 Gbits/sec</text:p>
      <text:p text:style-name="P1">[ <text:s/>3] <text:s/>1.0- 2.0 sec <text:s/>8.36 GBytes <text:s/>71.9 Gbits/sec</text:p>
      <text:p text:style-name="P1">[ <text:s/>3] <text:s/>2.0- 3.0 sec <text:s/>8.38 GBytes <text:s/>72.0 Gbits/sec</text:p>
      <text:p text:style-name="P1">[ <text:s/>3] <text:s/>3.0- 4.0 sec <text:s/>8.36 GBytes <text:s/>71.9 Gbits/sec</text:p>
      <text:p text:style-name="P1">[ <text:s/>3] <text:s/>4.0- 5.0 sec <text:s/>8.39 GBytes <text:s/>72.0 Gbits/sec</text:p>
      <text:p text:style-name="P1">[ <text:s/>3] <text:s/>5.0- 6.0 sec <text:s/>8.35 GBytes <text:s/>71.7 Gbits/sec</text:p>
      <text:p text:style-name="P1">[ <text:s/>3] <text:s/>6.0- 7.0 sec <text:s/>8.38 GBytes <text:s/>72.0 Gbits/sec</text:p>
      <text:p text:style-name="P1">[ <text:s/>3] <text:s/>7.0- 8.0 sec <text:s/>8.36 GBytes <text:s/>71.9 Gbits/sec</text:p>
      <text:p text:style-name="P1">[ <text:s/>3] <text:s/>8.0- 9.0 sec <text:s/>8.23 GBytes <text:s/>70.7 Gbits/sec</text:p>
      <text:p text:style-name="P1">[ <text:s/>3] <text:s/>9.0-10.0 sec <text:s/>8.30 GBytes <text:s/>71.3 Gbits/sec</text:p>
      <text:p text:style-name="P1">[ <text:s/>3] 10.0-11.0 sec <text:s/>8.41 GBytes <text:s/>72.2 Gbits/sec</text:p>
      <text:p text:style-name="P1">[ <text:s/>3] 11.0-12.0 sec <text:s/>8.31 GBytes <text:s/>71.4 Gbits/sec</text:p>
      <text:p text:style-name="P1">[ <text:s/>3] 12.0-13.0 sec <text:s/>7.31 GBytes <text:s/>62.8 Gbits/sec</text:p>
      <text:p text:style-name="P1">[ <text:s/>3] 13.0-14.0 sec <text:s/>7.31 GBytes <text:s/>62.8 Gbits/sec</text:p>
      <text:p text:style-name="P1">[ <text:s/>3] 14.0-15.0 sec <text:s/>7.35 GBytes <text:s/>63.1 Gbits/sec</text:p>
      <text:p text:style-name="P1">[ <text:s/>3] 15.0-16.0 sec <text:s/>7.35 GBytes <text:s/>63.1 Gbits/sec</text:p>
      <text:p text:style-name="P1">[ <text:s/>3] 16.0-17.0 sec <text:s/>7.35 GBytes <text:s/>63.1 Gbits/sec</text:p>
      <text:p text:style-name="P1">[ <text:s/>3] 17.0-18.0 sec <text:s/>7.35 GBytes <text:s/>63.1 Gbits/sec</text:p>
      <text:p text:style-name="P1">[ <text:s/>3] 18.0-19.0 sec <text:s/>7.33 GBytes <text:s/>63.0 Gbits/sec</text:p>
      <text:p text:style-name="P1">[ <text:s/>3] 19.0-20.0 sec <text:s/>7.29 GBytes <text:s/>62.7 Gbits/sec</text:p>
      <text:p text:style-name="P1">[ <text:s/>3] 20.0-21.0 sec <text:s/>7.35 GBytes <text:s/>63.1 Gbits/sec</text:p>
      <text:p text:style-name="P1">[ <text:s/>3] 21.0-22.0 sec <text:s/>7.34 GBytes <text:s/>63.1 Gbits/sec</text:p>
      <text:p text:style-name="P1">[ <text:s/>3] 22.0-23.0 sec <text:s/>7.36 GBytes <text:s/>63.3 Gbits/sec</text:p>
      <text:p text:style-name="P1">[ <text:s/>3] 23.0-24.0 sec <text:s/>7.32 GBytes <text:s/>62.9 Gbits/sec</text:p>
      <text:p text:style-name="P1">[ <text:s/>3] 24.0-25.0 sec <text:s/>7.30 GBytes <text:s/>62.7 Gbits/sec</text:p>
      <text:p text:style-name="P1">[ <text:s/>3] 25.0-26.0 sec <text:s/>7.32 GBytes <text:s/>62.9 Gbits/sec</text:p>
      <text:p text:style-name="P1">[ <text:s/>3] 26.0-27.0 sec <text:s/>7.32 GBytes <text:s/>62.9 Gbits/sec</text:p>
      <text:p text:style-name="P1">[ <text:s/>3] 27.0-28.0 sec <text:s/>7.31 GBytes <text:s/>62.8 Gbits/sec</text:p>
      <text:p text:style-name="P1">[ <text:s/>3] 28.0-29.0 sec <text:s/>7.32 GBytes <text:s/>62.8 Gbits/sec</text:p>
      <text:p text:style-name="P1">[ <text:s/>3] 29.0-30.0 sec <text:s/>7.32 GBytes <text:s/>62.9 Gbits/sec</text:p>
      <text:p text:style-name="P1">[ <text:s/>3] 30.0-31.0 sec <text:s/>7.35 GBytes <text:s/>63.2 Gbits/sec</text:p>
      <text:p text:style-name="P1">[ <text:s/>3] 31.0-32.0 sec <text:s/>7.34 GBytes <text:s/>63.0 Gbits/sec</text:p>
      <text:p text:style-name="P1">[ <text:s/>3] 32.0-33.0 sec <text:s/>7.37 GBytes <text:s/>63.3 Gbits/sec</text:p>
      <text:p text:style-name="P1">[ <text:s/>3] 33.0-34.0 sec <text:s/>7.34 GBytes <text:s/>63.1 Gbits/sec</text:p>
      <text:p text:style-name="P1">[ <text:s/>3] 34.0-35.0 sec <text:s/>7.36 GBytes <text:s/>63.2 Gbits/sec</text:p>
      <text:p text:style-name="P1">[ <text:s/>3] 35.0-36.0 sec <text:s/>7.37 GBytes <text:s/>63.3 Gbits/sec</text:p>
      <text:p text:style-name="P1">[ <text:s/>3] 36.0-37.0 sec <text:s/>7.37 GBytes <text:s/>63.3 Gbits/sec</text:p>
      <text:p text:style-name="P1">[ <text:s/>3] 37.0-38.0 sec <text:s/>7.33 GBytes <text:s/>63.0 Gbits/sec</text:p>
      <text:p text:style-name="P1">[ <text:s/>3] 38.0-39.0 sec <text:s/>7.34 GBytes <text:s/>63.0 Gbits/sec</text:p>
      <text:p text:style-name="P1">[ <text:s/>3] 39.0-40.0 sec <text:s/>7.37 GBytes <text:s/>63.3 Gbits/sec</text:p>
      <text:p text:style-name="P1">[ <text:s/>3] 40.0-41.0 sec <text:s/>7.36 GBytes <text:s/>63.2 Gbits/sec</text:p>
      <text:p text:style-name="P1">[ <text:s/>3] 41.0-42.0 sec <text:s/>7.34 GBytes <text:s/>63.1 Gbits/sec</text:p>
      <text:p text:style-name="P1">[ <text:s/>3] 42.0-43.0 sec <text:s/>7.32 GBytes <text:s/>62.9 Gbits/sec</text:p>
      <text:p text:style-name="P1"><text:soft-page-break/>[ <text:s/>3] 43.0-44.0 sec <text:s/>7.26 GBytes <text:s/>62.4 Gbits/sec</text:p>
      <text:p text:style-name="P1">[ <text:s/>3] 44.0-45.0 sec <text:s/>7.32 GBytes <text:s/>62.9 Gbits/sec</text:p>
      <text:p text:style-name="P1">[ <text:s/>3] 45.0-46.0 sec <text:s/>7.33 GBytes <text:s/>63.0 Gbits/sec</text:p>
      <text:p text:style-name="P1">[ <text:s/>3] 46.0-47.0 sec <text:s/>7.33 GBytes <text:s/>63.0 Gbits/sec</text:p>
      <text:p text:style-name="P1">[ <text:s/>3] 47.0-48.0 sec <text:s/>7.34 GBytes <text:s/>63.1 Gbits/sec</text:p>
      <text:p text:style-name="P1">[ <text:s/>3] 48.0-49.0 sec <text:s/>7.32 GBytes <text:s/>62.9 Gbits/sec</text:p>
      <text:p text:style-name="P1">[ <text:s/>3] 49.0-50.0 sec <text:s/>7.34 GBytes <text:s/>63.0 Gbits/sec</text:p>
      <text:p text:style-name="P1">[ <text:s/>3] 50.0-51.0 sec <text:s/>7.31 GBytes <text:s/>62.8 Gbits/sec</text:p>
      <text:p text:style-name="P1">[ <text:s/>3] 51.0-52.0 sec <text:s/>7.32 GBytes <text:s/>62.9 Gbits/sec</text:p>
      <text:p text:style-name="P1">[ <text:s/>3] 52.0-53.0 sec <text:s/>7.34 GBytes <text:s/>63.0 Gbits/sec</text:p>
      <text:p text:style-name="P1">[ <text:s/>3] 53.0-54.0 sec <text:s/>7.35 GBytes <text:s/>63.1 Gbits/sec</text:p>
      <text:p text:style-name="P1">[ <text:s/>3] 54.0-55.0 sec <text:s/>7.33 GBytes <text:s/>63.0 Gbits/sec</text:p>
      <text:p text:style-name="P1">[ <text:s/>3] 55.0-56.0 sec <text:s/>7.33 GBytes <text:s/>62.9 Gbits/sec</text:p>
      <text:p text:style-name="P1">[ <text:s/>3] 56.0-57.0 sec <text:s/>7.30 GBytes <text:s/>62.7 Gbits/sec</text:p>
      <text:p text:style-name="P1">[ <text:s/>3] 57.0-58.0 sec <text:s/>7.33 GBytes <text:s/>62.9 Gbits/sec</text:p>
      <text:p text:style-name="P1">[ <text:s/>3] 58.0-59.0 sec <text:s/>7.32 GBytes <text:s/>62.8 Gbits/sec</text:p>
      <text:p text:style-name="P1">[ <text:s/>3] 59.0-60.0 sec <text:s/>7.33 GBytes <text:s/>62.9 Gbits/sec</text:p>
      <text:p text:style-name="P1">[ <text:s/>3] 60.0-61.0 sec <text:s/>7.32 GBytes <text:s/>62.9 Gbits/sec</text:p>
      <text:p text:style-name="P1">[ <text:s/>3] 61.0-62.0 sec <text:s/>7.33 GBytes <text:s/>63.0 Gbits/sec</text:p>
      <text:p text:style-name="P1">[ <text:s/>3] 62.0-63.0 sec <text:s/>7.31 GBytes <text:s/>62.8 Gbits/sec</text:p>
      <text:p text:style-name="P1">[ <text:s/>3] 63.0-64.0 sec <text:s/>7.31 GBytes <text:s/>62.8 Gbits/sec</text:p>
      <text:p text:style-name="P1">^C[ <text:s/>3] <text:s/>0.0-64.1 sec <text:s text:c="2"/>482 GBytes <text:s/>64.6 Gbits/sec</text:p>
      <text:p text:style-name="P1"/>
      <text:p text:style-name="P1"/>
      <text:p text:style-name="P2">192.168.1.84-&gt; 192.168.1.84 каждые 15 сек</text:p>
      <text:p text:style-name="P1"/>
      <text:p text:style-name="P1"/>
      <text:p text:style-name="P1">[ <text:s/>3] local 192.168.1.8 port 57645 connected with 192.168.1.8 port 5001</text:p>
      <text:p text:style-name="P1">[ ID] Interval <text:s text:c="6"/>Transfer <text:s text:c="4"/>Bandwidth</text:p>
      <text:p text:style-name="P1">[ <text:s/>3] <text:s/>0.0- 1.0 sec <text:s/>8.39 GBytes <text:s/>72.1 Gbits/sec</text:p>
      <text:p text:style-name="P1">[ <text:s/>3] <text:s/>1.0- 2.0 sec <text:s/>8.36 GBytes <text:s/>71.9 Gbits/sec</text:p>
      <text:p text:style-name="P1">[ <text:s/>3] <text:s/>2.0- 3.0 sec <text:s/>8.38 GBytes <text:s/>72.0 Gbits/sec</text:p>
      <text:p text:style-name="P1">[ <text:s/>3] <text:s/>3.0- 4.0 sec <text:s/>8.36 GBytes <text:s/>71.9 Gbits/sec</text:p>
      <text:p text:style-name="P1">[ <text:s/>3] <text:s/>4.0- 5.0 sec <text:s/>8.39 GBytes <text:s/>72.0 Gbits/sec</text:p>
      <text:p text:style-name="P1">[ <text:s/>3] <text:s/>5.0- 6.0 sec <text:s/>8.35 GBytes <text:s/>71.7 Gbits/sec</text:p>
      <text:p text:style-name="P1">[ <text:s/>3] <text:s/>6.0- 7.0 sec <text:s/>8.38 GBytes <text:s/>72.0 Gbits/sec</text:p>
      <text:p text:style-name="P1">[ <text:s/>3] <text:s/>7.0- 8.0 sec <text:s/>8.36 GBytes <text:s/>71.9 Gbits/sec</text:p>
      <text:p text:style-name="P1">[ <text:s/>3] <text:s/>8.0- 9.0 sec <text:s/>8.23 GBytes <text:s/>70.7 Gbits/sec</text:p>
      <text:p text:style-name="P1">[ <text:s/>3] <text:s/>9.0-10.0 sec <text:s/>8.30 GBytes <text:s/>71.3 Gbits/sec</text:p>
      <text:p text:style-name="P1">[ <text:s/>3] 10.0-11.0 sec <text:s/>8.41 GBytes <text:s/>72.2 Gbits/sec</text:p>
      <text:p text:style-name="P1">[ <text:s/>3] 11.0-12.0 sec <text:s/>8.31 GBytes <text:s/>71.4 Gbits/sec</text:p>
      <text:p text:style-name="P1">[ <text:s/>3] 12.0-13.0 sec <text:s/>7.31 GBytes <text:s/>62.8 Gbits/sec</text:p>
      <text:p text:style-name="P1">[ <text:s/>3] 13.0-14.0 sec <text:s/>7.31 GBytes <text:s/>62.8 Gbits/sec</text:p>
      <text:p text:style-name="P1">[ <text:s/>3] 14.0-15.0 sec <text:s/>7.35 GBytes <text:s/>63.1 Gbits/sec</text:p>
      <text:p text:style-name="P1">[ <text:s/>3] 15.0-16.0 sec <text:s/>7.35 GBytes <text:s/>63.1 Gbits/sec</text:p>
      <text:p text:style-name="P1">[ <text:s/>3] 16.0-17.0 sec <text:s/>7.35 GBytes <text:s/>63.1 Gbits/sec</text:p>
      <text:p text:style-name="P1">[ <text:s/>3] 17.0-18.0 sec <text:s/>7.35 GBytes <text:s/>63.1 Gbits/sec</text:p>
      <text:p text:style-name="P1"><text:soft-page-break/>[ <text:s/>3] 18.0-19.0 sec <text:s/>7.33 GBytes <text:s/>63.0 Gbits/sec</text:p>
      <text:p text:style-name="P1">[ <text:s/>3] 19.0-20.0 sec <text:s/>7.29 GBytes <text:s/>62.7 Gbits/sec</text:p>
      <text:p text:style-name="P1">[ <text:s/>3] 20.0-21.0 sec <text:s/>7.35 GBytes <text:s/>63.1 Gbits/sec</text:p>
      <text:p text:style-name="P1">[ <text:s/>3] 21.0-22.0 sec <text:s/>7.34 GBytes <text:s/>63.1 Gbits/sec</text:p>
      <text:p text:style-name="P1">[ <text:s/>3] 22.0-23.0 sec <text:s/>7.36 GBytes <text:s/>63.3 Gbits/sec</text:p>
      <text:p text:style-name="P1">[ <text:s/>3] 23.0-24.0 sec <text:s/>7.32 GBytes <text:s/>62.9 Gbits/sec</text:p>
      <text:p text:style-name="P1">[ <text:s/>3] 24.0-25.0 sec <text:s/>7.30 GBytes <text:s/>62.7 Gbits/sec</text:p>
      <text:p text:style-name="P1">[ <text:s/>3] 25.0-26.0 sec <text:s/>7.32 GBytes <text:s/>62.9 Gbits/sec</text:p>
      <text:p text:style-name="P1">[ <text:s/>3] 26.0-27.0 sec <text:s/>7.32 GBytes <text:s/>62.9 Gbits/sec</text:p>
      <text:p text:style-name="P1">[ <text:s/>3] 27.0-28.0 sec <text:s/>7.31 GBytes <text:s/>62.8 Gbits/sec</text:p>
      <text:p text:style-name="P1">[ <text:s/>3] 28.0-29.0 sec <text:s/>7.32 GBytes <text:s/>62.8 Gbits/sec</text:p>
      <text:p text:style-name="P1">[ <text:s/>3] 29.0-30.0 sec <text:s/>7.32 GBytes <text:s/>62.9 Gbits/sec</text:p>
      <text:p text:style-name="P1">[ <text:s/>3] 30.0-31.0 sec <text:s/>7.35 GBytes <text:s/>63.2 Gbits/sec</text:p>
      <text:p text:style-name="P1">[ <text:s/>3] 31.0-32.0 sec <text:s/>7.34 GBytes <text:s/>63.0 Gbits/sec</text:p>
      <text:p text:style-name="P1">[ <text:s/>3] 32.0-33.0 sec <text:s/>7.37 GBytes <text:s/>63.3 Gbits/sec</text:p>
      <text:p text:style-name="P1">[ <text:s/>3] 33.0-34.0 sec <text:s/>7.34 GBytes <text:s/>63.1 Gbits/sec</text:p>
      <text:p text:style-name="P1">[ <text:s/>3] 34.0-35.0 sec <text:s/>7.36 GBytes <text:s/>63.2 Gbits/sec</text:p>
      <text:p text:style-name="P1">[ <text:s/>3] 35.0-36.0 sec <text:s/>7.37 GBytes <text:s/>63.3 Gbits/sec</text:p>
      <text:p text:style-name="P1">[ <text:s/>3] 36.0-37.0 sec <text:s/>7.37 GBytes <text:s/>63.3 Gbits/sec</text:p>
      <text:p text:style-name="P1">[ <text:s/>3] 37.0-38.0 sec <text:s/>7.33 GBytes <text:s/>63.0 Gbits/sec</text:p>
      <text:p text:style-name="P1">[ <text:s/>3] 38.0-39.0 sec <text:s/>7.34 GBytes <text:s/>63.0 Gbits/sec</text:p>
      <text:p text:style-name="P1">[ <text:s/>3] 39.0-40.0 sec <text:s/>7.37 GBytes <text:s/>63.3 Gbits/sec</text:p>
      <text:p text:style-name="P1">[ <text:s/>3] 40.0-41.0 sec <text:s/>7.36 GBytes <text:s/>63.2 Gbits/sec</text:p>
      <text:p text:style-name="P1">[ <text:s/>3] 41.0-42.0 sec <text:s/>7.34 GBytes <text:s/>63.1 Gbits/sec</text:p>
      <text:p text:style-name="P1">[ <text:s/>3] 42.0-43.0 sec <text:s/>7.32 GBytes <text:s/>62.9 Gbits/sec</text:p>
      <text:p text:style-name="P1">[ <text:s/>3] 43.0-44.0 sec <text:s/>7.26 GBytes <text:s/>62.4 Gbits/sec</text:p>
      <text:p text:style-name="P1">[ <text:s/>3] 44.0-45.0 sec <text:s/>7.32 GBytes <text:s/>62.9 Gbits/sec</text:p>
      <text:p text:style-name="P1">[ <text:s/>3] 45.0-46.0 sec <text:s/>7.33 GBytes <text:s/>63.0 Gbits/sec</text:p>
      <text:p text:style-name="P1">[ <text:s/>3] 46.0-47.0 sec <text:s/>7.33 GBytes <text:s/>63.0 Gbits/sec</text:p>
      <text:p text:style-name="P1">[ <text:s/>3] 47.0-48.0 sec <text:s/>7.34 GBytes <text:s/>63.1 Gbits/sec</text:p>
      <text:p text:style-name="P1">[ <text:s/>3] 48.0-49.0 sec <text:s/>7.32 GBytes <text:s/>62.9 Gbits/sec</text:p>
      <text:p text:style-name="P1">[ <text:s/>3] 49.0-50.0 sec <text:s/>7.34 GBytes <text:s/>63.0 Gbits/sec</text:p>
      <text:p text:style-name="P1">[ <text:s/>3] 50.0-51.0 sec <text:s/>7.31 GBytes <text:s/>62.8 Gbits/sec</text:p>
      <text:p text:style-name="P1">[ <text:s/>3] 51.0-52.0 sec <text:s/>7.32 GBytes <text:s/>62.9 Gbits/sec</text:p>
      <text:p text:style-name="P1">[ <text:s/>3] 52.0-53.0 sec <text:s/>7.34 GBytes <text:s/>63.0 Gbits/sec</text:p>
      <text:p text:style-name="P1">[ <text:s/>3] 53.0-54.0 sec <text:s/>7.35 GBytes <text:s/>63.1 Gbits/sec</text:p>
      <text:p text:style-name="P1">[ <text:s/>3] 54.0-55.0 sec <text:s/>7.33 GBytes <text:s/>63.0 Gbits/sec</text:p>
      <text:p text:style-name="P1">[ <text:s/>3] 55.0-56.0 sec <text:s/>7.33 GBytes <text:s/>62.9 Gbits/sec</text:p>
      <text:p text:style-name="P1">[ <text:s/>3] 56.0-57.0 sec <text:s/>7.30 GBytes <text:s/>62.7 Gbits/sec</text:p>
      <text:p text:style-name="P1">[ <text:s/>3] 57.0-58.0 sec <text:s/>7.33 GBytes <text:s/>62.9 Gbits/sec</text:p>
      <text:p text:style-name="P1">[ <text:s/>3] 58.0-59.0 sec <text:s/>7.32 GBytes <text:s/>62.8 Gbits/sec</text:p>
      <text:p text:style-name="P1">[ <text:s/>3] 59.0-60.0 sec <text:s/>7.33 GBytes <text:s/>62.9 Gbits/sec</text:p>
      <text:p text:style-name="P1">[ <text:s/>3] 60.0-61.0 sec <text:s/>7.32 GBytes <text:s/>62.9 Gbits/sec</text:p>
      <text:p text:style-name="P1">[ <text:s/>3] 61.0-62.0 sec <text:s/>7.33 GBytes <text:s/>63.0 Gbits/sec</text:p>
      <text:p text:style-name="P1">[ <text:s/>3] 62.0-63.0 sec <text:s/>7.31 GBytes <text:s/>62.8 Gbits/sec</text:p>
      <text:p text:style-name="P1">[ <text:s/>3] 63.0-64.0 sec <text:s/>7.31 GBytes <text:s/>62.8 Gbits/sec</text:p>
      <text:p text:style-name="P1">^C[ <text:s/>3] <text:s/>0.0-64.1 sec <text:s text:c="2"/>482 GBytes <text:s/>64.6 Gbits/sec</text:p>
      <text:p text:style-name="P4"><text:soft-page-break/><text:span text:style-name="T1">192.168.1.7-&gt;192.168.1.7 <text:s/>каждые 15 сек</text:span></text:p>
      <text:p text:style-name="P4">[ <text:s/>3] local 192.168.1.7 port 54044 connected with 192.168.1.7 port 5001</text:p>
      <text:p text:style-name="P4">[ ID] Interval <text:s text:c="6"/>Transfer <text:s text:c="4"/>Bandwidth</text:p>
      <text:p text:style-name="P4">[ <text:s/>3] <text:s/>0.0-15.0 sec <text:s/>91.2 GBytes <text:s/>52.2 Gbits/sec</text:p>
      <text:p text:style-name="P4">[ <text:s/>3] 15.0-30.0 sec <text:s/>88.5 GBytes <text:s/>50.7 Gbits/sec</text:p>
      <text:p text:style-name="P4">[ <text:s/>3] 30.0-45.0 sec <text:s/>90.7 GBytes <text:s/>52.0 Gbits/sec</text:p>
      <text:p text:style-name="P4">[ <text:s/>3] 45.0-60.0 sec <text:s/>89.5 GBytes <text:s/>51.2 Gbits/sec</text:p>
      <text:p text:style-name="P4">[ <text:s/>3] 60.0-75.0 sec <text:s/>91.7 GBytes <text:s/>52.5 Gbits/sec</text:p>
      <text:p text:style-name="P4">[ <text:s/>3] 75.0-90.0 sec <text:s/>90.4 GBytes <text:s/>51.8 Gbits/sec</text:p>
      <text:p text:style-name="P4">[ <text:s/>3] 90.0-105.0 sec <text:s/>90.5 GBytes <text:s/>51.8 Gbits/sec</text:p>
      <text:p text:style-name="P4">[ <text:s/>3] 105.0-120.0 sec <text:s/>89.3 GBytes <text:s/>51.1 Gbits/sec</text:p>
      <text:p text:style-name="P4">[ <text:s/>3] 120.0-135.0 sec <text:s/>90.4 GBytes <text:s/>51.8 Gbits/sec</text:p>
      <text:p text:style-name="P4">[ <text:s/>3] 135.0-150.0 sec <text:s/>93.6 GBytes <text:s/>53.6 Gbits/sec</text:p>
      <text:p text:style-name="P4">[ <text:s/>3] 150.0-165.0 sec <text:s/>91.1 GBytes <text:s/>52.2 Gbits/sec</text:p>
      <text:p text:style-name="P4">[ <text:s/>3] 165.0-180.0 sec <text:s/>92.5 GBytes <text:s/>53.0 Gbits/sec</text:p>
      <text:p text:style-name="P4">[ <text:s/>3] 180.0-195.0 sec <text:s/>91.5 GBytes <text:s/>52.4 Gbits/sec</text:p>
      <text:p text:style-name="P4">[ <text:s/>3] 195.0-210.0 sec <text:s/>92.8 GBytes <text:s/>53.1 Gbits/sec</text:p>
      <text:p text:style-name="P4">[ <text:s/>3] 210.0-225.0 sec <text:s/>93.4 GBytes <text:s/>53.5 Gbits/sec</text:p>
      <text:p text:style-name="P4">[ <text:s/>3] 225.0-240.0 sec <text:s/>88.2 GBytes <text:s/>50.5 Gbits/sec</text:p>
      <text:p text:style-name="P4">[ <text:s/>3] 240.0-255.0 sec <text:s/>90.9 GBytes <text:s/>52.1 Gbits/sec</text:p>
      <text:p text:style-name="P4">[ <text:s/>3] 255.0-270.0 sec <text:s/>87.3 GBytes <text:s/>50.0 Gbits/sec</text:p>
      <text:p text:style-name="P4">[ <text:s/>3] 270.0-285.0 sec <text:s/>87.4 GBytes <text:s/>50.1 Gbits/sec</text:p>
      <text:p text:style-name="P4">[ <text:s/>3] 285.0-300.0 sec <text:s/>87.7 GBytes <text:s/>50.2 Gbits/sec</text:p>
      <text:p text:style-name="P4">^C[ <text:s/>3] <text:s/>0.0-302.7 sec <text:s/>0.00 � ��s <text:s/>51.8 Gbits/sec</text:p>
      <text:p text:style-name="P4"/>
      <text:p text:style-name="P4"/>
      <text:p text:style-name="P3">192.168.1.<text:span text:style-name="T3">8</text:span>-&gt;192.168.1.7 <text:s/>каждые 15 сек</text:p>
      <text:p text:style-name="P6">[ <text:s/>3] local 192.168.1.8 port 47774 connected with 192.168.1.7 port 5001</text:p>
      <text:p text:style-name="P6">[ ID] Interval <text:s text:c="6"/>Transfer <text:s text:c="4"/>Bandwidth</text:p>
      <text:p text:style-name="P6">[ <text:s/>3] <text:s/>0.0-15.0 sec <text:s/>1.64 GBytes <text:s text:c="2"/>942 Mbits/sec</text:p>
      <text:p text:style-name="P6">[ <text:s/>3] 15.0-30.0 sec <text:s/>1.64 GBytes <text:s text:c="2"/>942 Mbits/sec</text:p>
      <text:p text:style-name="P6">[ <text:s/>3] 30.0-45.0 sec <text:s/>1.64 GBytes <text:s text:c="2"/>941 Mbits/sec</text:p>
      <text:p text:style-name="P6">[ <text:s/>3] 45.0-60.0 sec <text:s/>1.64 GBytes <text:s text:c="2"/>941 Mbits/sec</text:p>
      <text:p text:style-name="P6">[ <text:s/>3] 60.0-75.0 sec <text:s/>1.64 GBytes <text:s text:c="2"/>941 Mbits/sec</text:p>
      <text:p text:style-name="P6">[ <text:s/>3] 75.0-90.0 sec <text:s/>1.64 GBytes <text:s text:c="2"/>942 Mbits/sec</text:p>
      <text:p text:style-name="P6">[ <text:s/>3] 90.0-105.0 sec <text:s/>1.64 GBytes <text:s text:c="2"/>941 Mbits/sec</text:p>
      <text:p text:style-name="P6">[ <text:s/>3] 105.0-120.0 sec <text:s/>1.64 GBytes <text:s text:c="2"/>941 Mbits/sec</text:p>
      <text:p text:style-name="P6">[ <text:s/>3] 120.0-135.0 sec <text:s/>1.64 GBytes <text:s text:c="2"/>941 Mbits/sec</text:p>
      <text:p text:style-name="P6">[ <text:s/>3] 135.0-150.0 sec <text:s/>1.64 GBytes <text:s text:c="2"/>941 Mbits/sec</text:p>
      <text:p text:style-name="P6">[ <text:s/>3] 150.0-165.0 sec <text:s/>1.64 GBytes <text:s text:c="2"/>942 Mbits/sec</text:p>
      <text:p text:style-name="P6">[ <text:s/>3] 165.0-180.0 sec <text:s/>1.64 GBytes <text:s text:c="2"/>941 Mbits/sec</text:p>
      <text:p text:style-name="P6">[ <text:s/>3] 180.0-195.0 sec <text:s/>1.64 GBytes <text:s text:c="2"/>941 Mbits/sec</text:p>
      <text:p text:style-name="P6">[ <text:s/>3] 195.0-210.0 sec <text:s/>1.64 GBytes <text:s text:c="2"/>941 Mbits/sec</text:p>
      <text:p text:style-name="P6">[ <text:s/>3] 210.0-225.0 sec <text:s/>1.64 GBytes <text:s text:c="2"/>941 Mbits/sec</text:p>
      <text:p text:style-name="P6">[ <text:s/>3] 225.0-240.0 sec <text:s/>1.64 GBytes <text:s text:c="2"/>941 Mbits/sec</text:p>
      <text:p text:style-name="P6">[ <text:s/>3] 240.0-255.0 sec <text:s/>1.64 GBytes <text:s text:c="2"/>941 Mbits/sec</text:p>
      <text:p text:style-name="P6">^C[ <text:s/>3] <text:s/>0.0-330.8 sec <text:s/>28.5 GBytes <text:s text:c="2"/>741 Mbits/sec</text:p>
      <text:p text:style-name="P5"><text:soft-page-break/><text:span text:style-name="T1">192.168.1.</text:span><text:span text:style-name="T2">6</text:span><text:span text:style-name="T1">-&gt;192.168.1.</text:span><text:span text:style-name="T2">8</text:span><text:span text:style-name="T1"> <text:s/>каждые 15 сек</text:span></text:p>
      <text:p text:style-name="P6">[ <text:s/>3] local 192.168.1.6 port 60721 connected with 192.168.1.8 port 5001</text:p>
      <text:p text:style-name="P6">[ ID] Interval <text:s text:c="6"/>Transfer <text:s text:c="4"/>Bandwidth</text:p>
      <text:p text:style-name="P6">[ <text:s/>3] <text:s/>0.0-15.0 sec <text:s/>1.64 GBytes <text:s text:c="2"/>942 Mbits/sec</text:p>
      <text:p text:style-name="P6">[ <text:s/>3] 15.0-30.0 sec <text:s/>1.64 GBytes <text:s text:c="2"/>942 Mbits/sec</text:p>
      <text:p text:style-name="P6">[ <text:s/>3] 30.0-45.0 sec <text:s/>1.64 GBytes <text:s text:c="2"/>941 Mbits/sec</text:p>
      <text:p text:style-name="P6">[ <text:s/>3] 45.0-60.0 sec <text:s/>1.64 GBytes <text:s text:c="2"/>941 Mbits/sec</text:p>
      <text:p text:style-name="P6">[ <text:s/>3] 60.0-75.0 sec <text:s/>1.64 GBytes <text:s text:c="2"/>941 Mbits/sec</text:p>
      <text:p text:style-name="P6">[ <text:s/>3] 75.0-90.0 sec <text:s/>1.64 GBytes <text:s text:c="2"/>941 Mbits/sec</text:p>
      <text:p text:style-name="P6">[ <text:s/>3] 90.0-105.0 sec <text:s/>1.64 GBytes <text:s text:c="2"/>941 Mbits/sec</text:p>
      <text:p text:style-name="P6">[ <text:s/>3] 105.0-120.0 sec <text:s/>1.64 GBytes <text:s text:c="2"/>941 Mbits/sec</text:p>
      <text:p text:style-name="P6">[ <text:s/>3] 120.0-135.0 sec <text:s/>1.64 GBytes <text:s text:c="2"/>941 Mbits/sec</text:p>
      <text:p text:style-name="P6">[ <text:s/>3] 135.0-150.0 sec <text:s/>1.64 GBytes <text:s text:c="2"/>941 Mbits/sec</text:p>
      <text:p text:style-name="P6">[ <text:s/>3] 150.0-165.0 sec <text:s/>1.64 GBytes <text:s text:c="2"/>941 Mbits/sec</text:p>
      <text:p text:style-name="P6">[ <text:s/>3] 165.0-180.0 sec <text:s/>1.64 GBytes <text:s text:c="2"/>942 Mbits/sec</text:p>
      <text:p text:style-name="P6">[ <text:s/>3] 180.0-195.0 sec <text:s/>1.64 GBytes <text:s text:c="2"/>941 Mbits/sec</text:p>
      <text:p text:style-name="P6">[ <text:s/>3] 195.0-210.0 sec <text:s/>1.64 GBytes <text:s text:c="2"/>942 Mbits/sec</text:p>
      <text:p text:style-name="P6">[ <text:s/>3] 210.0-225.0 sec <text:s/>1.64 GBytes <text:s text:c="2"/>941 Mbits/sec</text:p>
      <text:p text:style-name="P6">[ <text:s/>3] 225.0-240.0 sec <text:s/>1.64 GBytes <text:s text:c="2"/>942 Mbits/sec</text:p>
      <text:p text:style-name="P6">[ <text:s/>3] 240.0-255.0 sec <text:s/>1.64 GBytes <text:s text:c="2"/>941 Mbits/sec</text:p>
      <text:p text:style-name="P6">[ <text:s/>3] 255.0-270.0 sec <text:s/>1.64 GBytes <text:s text:c="2"/>942 Mbits/sec</text:p>
      <text:p text:style-name="P6">[ <text:s/>3] 270.0-285.0 sec <text:s/>1.64 GBytes <text:s text:c="2"/>941 Mbits/sec</text:p>
      <text:p text:style-name="P6">[ <text:s/>3] 285.0-300.0 sec <text:s/>1.64 GBytes <text:s text:c="2"/>941 Mbits/sec</text:p>
      <text:p text:style-name="P6">[ <text:s/>3] 300.0-315.0 sec <text:s/>1.64 GBytes <text:s text:c="2"/>942 Mbits/sec</text:p>
      <text:p text:style-name="P6">[ <text:s/>3] 315.0-330.0 sec <text:s/>1.64 GBytes <text:s text:c="2"/>941 Mbits/sec</text:p>
      <text:p text:style-name="P6">[ <text:s/>3] 330.0-345.0 sec <text:s/>1.64 GBytes <text:s text:c="2"/>942 Mbits/sec</text:p>
      <text:p text:style-name="P6">[ <text:s/>3] 345.0-360.0 sec <text:s/>1.64 GBytes <text:s text:c="2"/>941 Mbits/sec</text:p>
      <text:p text:style-name="P6">[ <text:s/>3] 360.0-375.0 sec <text:s/>1.64 GBytes <text:s text:c="2"/>941 Mbits/sec</text:p>
      <text:p text:style-name="P6">[ <text:s/>3] 375.0-390.0 sec <text:s/>1.64 GBytes <text:s text:c="2"/>940 Mbits/sec</text:p>
      <text:p text:style-name="P6">[ <text:s/>3] 390.0-405.0 sec <text:s/>1.64 GBytes <text:s text:c="2"/>941 Mbits/sec</text:p>
      <text:p text:style-name="P6">[ <text:s/>3] 405.0-420.0 sec <text:s/>1.64 GBytes <text:s text:c="2"/>941 Mbits/sec</text:p>
      <text:p text:style-name="P6">[ <text:s/>3] 420.0-435.0 sec <text:s/>1.64 GBytes <text:s text:c="2"/>941 Mbits/sec</text:p>
      <text:p text:style-name="P6">[ <text:s/>3] 435.0-450.0 sec <text:s/>1.64 GBytes <text:s text:c="2"/>941 Mbits/sec</text:p>
      <text:p text:style-name="P6">[ <text:s/>3] 450.0-465.0 sec <text:s/>1.64 GBytes <text:s text:c="2"/>941 Mbits/sec</text:p>
      <text:p text:style-name="P6">[ <text:s/>3] 465.0-480.0 sec <text:s/>1.64 GBytes <text:s text:c="2"/>942 Mbits/sec</text:p>
      <text:p text:style-name="P6">[ <text:s/>3] 480.0-495.0 sec <text:s/>1.64 GBytes <text:s text:c="2"/>941 Mbits/sec</text:p>
      <text:p text:style-name="P6">[ <text:s/>3] 495.0-510.0 sec <text:s/>1.64 GBytes <text:s text:c="2"/>941 Mbits/sec</text:p>
      <text:p text:style-name="P6">^C[ <text:s/>3] <text:s/>0.0-511.9 sec <text:s/>56.1 GBytes <text:s text:c="2"/>941 Mbits/sec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13:53:08.458447980</meta:creation-date>
    <meta:print-date>2015-02-20T14:38:35.435869853</meta:print-date>
    <dc:date>2015-02-20T14:42:00.716528994</dc:date>
    <meta:editing-duration>PT3M11S</meta:editing-duration>
    <meta:editing-cycles>1</meta:editing-cycles>
    <meta:document-statistic meta:table-count="0" meta:image-count="0" meta:object-count="0" meta:page-count="6" meta:paragraph-count="258" meta:word-count="2052" meta:character-count="12792" meta:non-whitespace-character-count="9845"/>
    <meta:generator>LibreOffice/4.2.7.2$Linux_X86_64 LibreOffice_project/420m0$Build-2</meta:generator>
  </office:meta>
</office:document-meta>
</file>